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liste_5f_detaille" style:display-name="tableau_liste_detaille" style:family="table">
      <style:table-properties style:width="16.999cm" table:align="margins" fo:background-color="transparent" fo:keep-with-next="auto" table:border-model="separating">
        <style:background-image/>
      </style:table-properties>
    </style:style>
    <style:style style:name="tableau_5f_liste_5f_detaille.A" style:display-name="tableau_liste_detaille.A" style:family="table-column">
      <style:table-column-properties style:column-width="0.923cm" style:rel-column-width="3556*"/>
    </style:style>
    <style:style style:name="tableau_5f_liste_5f_detaille.B" style:display-name="tableau_liste_detaille.B" style:family="table-column">
      <style:table-column-properties style:column-width="1.588cm" style:rel-column-width="6120*"/>
    </style:style>
    <style:style style:name="tableau_5f_liste_5f_detaille.C" style:display-name="tableau_liste_detaille.C" style:family="table-column">
      <style:table-column-properties style:column-width="4.445cm" style:rel-column-width="17136*"/>
    </style:style>
    <style:style style:name="tableau_5f_liste_5f_detaille.D" style:display-name="tableau_liste_detaille.D" style:family="table-column">
      <style:table-column-properties style:column-width="1.958cm" style:rel-column-width="7548*"/>
    </style:style>
    <style:style style:name="tableau_5f_liste_5f_detaille.E" style:display-name="tableau_liste_detaille.E" style:family="table-column">
      <style:table-column-properties style:column-width="2.223cm" style:rel-column-width="8568*"/>
    </style:style>
    <style:style style:name="tableau_5f_liste_5f_detaille.F" style:display-name="tableau_liste_detaille.F" style:family="table-column">
      <style:table-column-properties style:column-width="1.879cm" style:rel-column-width="7242*"/>
    </style:style>
    <style:style style:name="tableau_5f_liste_5f_detaille.G" style:display-name="tableau_liste_detaille.G" style:family="table-column">
      <style:table-column-properties style:column-width="2.17cm" style:rel-column-width="8364*"/>
    </style:style>
    <style:style style:name="tableau_5f_liste_5f_detaille.H" style:display-name="tableau_liste_detaille.H" style:family="table-column">
      <style:table-column-properties style:column-width="1.817cm" style:rel-column-width="7001*"/>
    </style:style>
    <style:style style:name="tableau_5f_liste_5f_detaille.1" style:display-name="tableau_liste_detaille.1" style:family="table-row">
      <style:table-row-properties style:min-row-height="0.6cm" fo:background-color="transparent">
        <style:background-image/>
      </style:table-row-properties>
    </style:style>
    <style:style style:name="tableau_5f_liste_5f_detaille.A1" style:display-name="tableau_liste_detaille.A1" style:family="table-cell">
      <style:table-cell-properties fo:background-color="transparent" fo:padding="0cm" fo:border="none">
        <style:background-image/>
      </style:table-cell-properties>
    </style:style>
    <style:style style:name="tableau_5f_liste_5f_detaille.2" style:display-name="tableau_liste_detaille.2" style:family="table-row">
      <style:table-row-properties style:min-row-height="0.6cm" fo:background-color="#cccccc">
        <style:background-image/>
      </style:table-row-properties>
    </style:style>
    <style:style style:name="tableau_5f_liste_5f_detaille.A2" style:display-name="tableau_liste_detaille.A2" style:family="table-cell">
      <style:table-cell-properties fo:background-color="transparent" fo:padding="0cm" fo:border-left="0.018cm solid #000000" fo:border-right="none" fo:border-top="0.018cm solid #000000" fo:border-bottom="0.018cm solid #000000">
        <style:background-image/>
      </style:table-cell-properties>
    </style:style>
    <style:style style:name="tableau_5f_liste_5f_detaille.H2" style:display-name="tableau_liste_detaille.H2" style:family="table-cell">
      <style:table-cell-properties fo:background-color="transparent" fo:padding="0cm" fo:border="0.018cm solid #000000">
        <style:background-image/>
      </style:table-cell-properties>
    </style:style>
    <style:style style:name="tableau_5f_liste_5f_detaille.3" style:display-name="tableau_liste_detaille.3" style:family="table-row">
      <style:table-row-properties style:min-row-height="0.6cm" fo:background-color="#e6e6e6">
        <style:background-image/>
      </style:table-row-properties>
    </style:style>
    <style:style style:name="tableau_5f_liste_5f_detaille.A3" style:display-name="tableau_liste_detaille.A3" style:family="table-cell">
      <style:table-cell-properties fo:background-color="transparent" fo:padding="0cm" fo:border-left="0.018cm solid #000000" fo:border-right="none" fo:border-top="none" fo:border-bottom="0.018cm solid #000000">
        <style:background-image/>
      </style:table-cell-properties>
    </style:style>
    <style:style style:name="tableau_5f_liste_5f_detaille.H3" style:display-name="tableau_liste_detaille.H3" style:family="table-cell">
      <style:table-cell-properties fo:background-color="transparent" fo:padding="0cm" fo:border-left="0.018cm solid #000000" fo:border-right="0.018cm solid #000000" fo:border-top="none" fo:border-bottom="0.018cm solid #000000">
        <style:background-image/>
      </style:table-cell-properties>
    </style:style>
    <style:style style:name="tableau_5f_liste_5f_detaille.4" style:display-name="tableau_liste_detaille.4" style:family="table-row">
      <style:table-row-properties style:min-row-height="0.6cm"/>
    </style:style>
    <style:style style:name="P1" style:family="paragraph" style:parent-style-name="Table_20_Contents">
      <style:paragraph-properties fo:margin-top="0cm" fo:margin-bottom="0cm" fo:text-align="start" style:justify-single-word="false" fo:keep-together="always" fo:background-color="transparent" fo:keep-with-next="always">
        <style:background-image/>
      </style:paragraph-properties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top="0cm" fo:margin-bottom="0cm" fo:text-align="start" style:justify-single-word="false" fo:keep-together="always" fo:background-color="transparent" fo:keep-with-next="always">
        <style:background-image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top="0cm" fo:margin-bottom="0.3cm" fo:text-align="start" style:justify-single-word="false" fo:keep-together="always" fo:background-color="transparent" fo:keep-with-next="always">
        <style:background-image/>
      </style:paragraph-properties>
      <style:text-properties fo:font-variant="normal" fo:text-transform="none" fo:color="#000000" style:font-name="Arial" fo:font-size="10pt" fo:font-style="normal" fo:font-weight="normal" fo:background-color="#ffffff" style:font-size-asian="10pt" style:font-size-complex="10pt"/>
    </style:style>
    <style:style style:name="P8" style:family="paragraph" style:parent-style-name="Table_20_Contents">
      <style:paragraph-properties fo:margin-left="0cm" fo:margin-right="0.3cm" fo:margin-top="0cm" fo:margin-bottom="0cm" fo:text-align="end" style:justify-single-word="false" fo:keep-together="always" fo:text-indent="0cm" style:auto-text-indent="false" fo:background-color="transparent" fo:keep-with-next="always">
        <style:background-image/>
      </style:paragraph-properties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margin-left="0cm" fo:margin-right="0.3cm" fo:margin-top="0cm" fo:margin-bottom="0cm" fo:text-align="end" style:justify-single-word="false" fo:keep-together="always" fo:text-indent="0cm" style:auto-text-indent="false" fo:background-color="transparent" fo:keep-with-next="always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au_liste_detaille" table:style-name="tableau_5f_liste_5f_detaille">
        <table:table-column table:style-name="tableau_5f_liste_5f_detaille.A"/>
        <table:table-column table:style-name="tableau_5f_liste_5f_detaille.B"/>
        <table:table-column table:style-name="tableau_5f_liste_5f_detaille.C"/>
        <table:table-column table:style-name="tableau_5f_liste_5f_detaille.D"/>
        <table:table-column table:style-name="tableau_5f_liste_5f_detaille.E"/>
        <table:table-column table:style-name="tableau_5f_liste_5f_detaille.F"/>
        <table:table-column table:style-name="tableau_5f_liste_5f_detaille.G"/>
        <table:table-column table:style-name="tableau_5f_liste_5f_detaille.H"/>
        <table:table-header-rows>
          <table:table-row table:style-name="tableau_5f_liste_5f_detaille.1">
            <table:table-cell table:style-name="tableau_5f_liste_5f_detaille.A1" office:value-type="string">
              <text:p text:style-name="Standard">%{HEADER_ROWS:3}%%{enfant}%%=enfant_droit_label=%</text:p>
            </table:table-cell>
            <table:table-cell table:style-name="tableau_5f_liste_5f_detaille.A1" office:value-type="string">
              <text:p text:style-name="P2">#4#%=enfant_donnees_valeur=%</text:p>
            </table:table-cell>
            <table:table-cell table:style-name="tableau_5f_liste_5f_detaille.A1" office:value-type="string">
              <text:p text:style-name="P2"/>
            </table:table-cell>
            <table:table-cell table:style-name="tableau_5f_liste_5f_detaille.A1" office:value-type="string">
              <text:p text:style-name="P5"/>
            </table:table-cell>
            <table:table-cell table:style-name="tableau_5f_liste_5f_detaille.A1" office:value-type="string">
              <text:p text:style-name="P2"/>
            </table:table-cell>
            <table:table-cell table:style-name="tableau_5f_liste_5f_detaille.A1" office:value-type="string">
              <text:p text:style-name="P1">#3#%=enfant_type_droit=%</text:p>
            </table:table-cell>
            <table:table-cell table:style-name="tableau_5f_liste_5f_detaille.A1" office:value-type="string">
              <text:p text:style-name="P5"/>
            </table:table-cell>
            <table:table-cell table:style-name="tableau_5f_liste_5f_detaille.A1" office:value-type="string">
              <text:p text:style-name="P5"/>
            </table:table-cell>
          </table:table-row>
          <table:table-row table:style-name="tableau_5f_liste_5f_detaille.2">
            <table:table-cell table:style-name="tableau_5f_liste_5f_detaille.A2" office:value-type="string">
              <text:p text:style-name="P7">{entete}%%=entete_adi_det_mois=%</text:p>
            </table:table-cell>
            <table:table-cell table:style-name="tableau_5f_liste_5f_detaille.A2" office:value-type="string">
              <text:p text:style-name="P1">#3#%=entete_adi_det_mont_ch=%</text:p>
            </table:table-cell>
            <table:table-cell table:style-name="tableau_5f_liste_5f_detaille.A2" office:value-type="string">
              <text:p text:style-name="P2"/>
            </table:table-cell>
            <table:table-cell table:style-name="tableau_5f_liste_5f_detaille.A2" office:value-type="string">
              <text:p text:style-name="P5"/>
            </table:table-cell>
            <table:table-cell table:style-name="tableau_5f_liste_5f_detaille.A2" office:value-type="string">
              <text:p text:style-name="P2">#3#%=entete_adi_det_mont_etr=%</text:p>
            </table:table-cell>
            <table:table-cell table:style-name="tableau_5f_liste_5f_detaille.A2" office:value-type="string">
              <text:p text:style-name="P2"/>
            </table:table-cell>
            <table:table-cell table:style-name="tableau_5f_liste_5f_detaille.A2" office:value-type="string">
              <text:p text:style-name="P5"/>
            </table:table-cell>
            <table:table-cell table:style-name="tableau_5f_liste_5f_detaille.H2" office:value-type="string">
              <text:p text:style-name="P6">%=entete_adi_det_mont_dif=%</text:p>
            </table:table-cell>
          </table:table-row>
          <table:table-row table:style-name="tableau_5f_liste_5f_detaille.3">
            <table:table-cell table:style-name="tableau_5f_liste_5f_detaille.A3" office:value-type="string">
              <text:p text:style-name="P7">%{enfantDetail}%%=entete_adi_mois_label=%</text:p>
            </table:table-cell>
            <table:table-cell table:style-name="tableau_5f_liste_5f_detaille.A3" office:value-type="string">
              <text:p text:style-name="P2">%=entete_adi_det_mont_droit=%</text:p>
            </table:table-cell>
            <table:table-cell table:style-name="tableau_5f_liste_5f_detaille.A3" office:value-type="string">
              <text:p text:style-name="P2">%=entete_adi_det_mont_men=%</text:p>
            </table:table-cell>
            <table:table-cell table:style-name="tableau_5f_liste_5f_detaille.A3" office:value-type="string">
              <text:p text:style-name="P5">%=entete_adi_det_mont_tot=%</text:p>
            </table:table-cell>
            <table:table-cell table:style-name="tableau_5f_liste_5f_detaille.A3" office:value-type="string">
              <text:p text:style-name="P2">%=entete_adi_det_mon_etr=%</text:p>
            </table:table-cell>
            <table:table-cell table:style-name="tableau_5f_liste_5f_detaille.A3" office:value-type="string">
              <text:p text:style-name="P2">%=entete_adi_det_cours=%</text:p>
            </table:table-cell>
            <table:table-cell table:style-name="tableau_5f_liste_5f_detaille.A3" office:value-type="string">
              <text:p text:style-name="P5">%=entete_adi_det_mont_chf=%</text:p>
            </table:table-cell>
            <table:table-cell table:style-name="tableau_5f_liste_5f_detaille.H3" office:value-type="string">
              <text:p text:style-name="P5">%=entete_adi_det_adi_chf=%</text:p>
            </table:table-cell>
          </table:table-row>
        </table:table-header-rows>
        <table:table-row table:style-name="tableau_5f_liste_5f_detaille.4">
          <table:table-cell table:style-name="tableau_5f_liste_5f_detaille.A3" office:value-type="string">
            <text:p text:style-name="P2">%{colonne}%%=col_mois=%</text:p>
          </table:table-cell>
          <table:table-cell table:style-name="tableau_5f_liste_5f_detaille.A3" office:value-type="string">
            <text:p text:style-name="P8">%=col_mont_droit=%</text:p>
          </table:table-cell>
          <table:table-cell table:style-name="tableau_5f_liste_5f_detaille.A3" office:value-type="string">
            <text:p text:style-name="P2">%=col_mont_men=%</text:p>
          </table:table-cell>
          <table:table-cell table:style-name="tableau_5f_liste_5f_detaille.A3" office:value-type="string">
            <text:p text:style-name="P9">%=col_total_ch=%</text:p>
          </table:table-cell>
          <table:table-cell table:style-name="tableau_5f_liste_5f_detaille.A3" office:value-type="string">
            <text:p text:style-name="P8">%=col_mont_etr=%</text:p>
          </table:table-cell>
          <table:table-cell table:style-name="tableau_5f_liste_5f_detaille.A3" office:value-type="string">
            <text:p text:style-name="P8">%=col_cours=%</text:p>
          </table:table-cell>
          <table:table-cell table:style-name="tableau_5f_liste_5f_detaille.A3" office:value-type="string">
            <text:p text:style-name="P9">%=col_mont_etr_chf=%</text:p>
          </table:table-cell>
          <table:table-cell table:style-name="tableau_5f_liste_5f_detaille.H3" office:value-type="string">
            <text:p text:style-name="P9">%=col_mont_adi_chf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P2">%{colonneTotal}%</text:p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H3" office:value-type="string">
            <text:p text:style-name="P9">%=col_tot_enfant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P2">%{ligneVide}%</text:p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normal" style:text-underline-style="none" fo:font-weight="normal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08-27T09:38:14</dc:date>
    <meta:editing-cycles>147</meta:editing-cycles>
    <meta:editing-duration>PT8H36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6" meta:word-count="106" meta:character-count="635"/>
  </office:meta>
</office:document-meta>
</file>